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224b12" draw:marker-start-width="0.35cm" draw:marker-end-width="0.35cm" draw:fill="gradient" draw:fill-color="#00a933" draw:fill-gradient-name="Gradient_20_1" draw:gradient-step-count="0" draw:opacity-name="" draw:textarea-horizontal-align="justify" draw:textarea-vertical-align="middle" draw:auto-grow-height="false" fo:min-height="1.6cm" fo:min-width="1.35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width="0.05cm" svg:stroke-color="#000000" draw:marker-start="" draw:marker-start-width="0.336cm" draw:marker-start-center="false" draw:marker-end="" draw:marker-end-width="0.336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979cm" fo:min-width="0cm" fo:padding-top="0.142cm" fo:padding-bottom="0.142cm" fo:padding-left="0.262cm" fo:padding-right="0.262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P1" style:family="paragraph">
      <loext:graphic-properties draw:fill="gradient" draw:fill-color="#00a933" draw:fill-gradient-name="Gradient_20_1" draw:gradient-step-count="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.001cm" svg:y="0.001cm">
          <text:p/>
          <draw:enhanced-geometry svg:viewBox="0 0 21600 21600" draw:path-stretchpoint-x="10800" draw:path-stretchpoint-y="10800" draw:text-areas="?f3 ?f4 ?f5 ?f6" draw:type="round-rectangle" draw:modifiers="6476.761619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501cm" svg:height="1.262cm" svg:x="0.75cm" svg:y="0.35cm">
          <text:p text:style-name="P2"><text:span text:style-name="T1">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617.5115207373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</office:font-face-decls>
  <office:styles>
    <draw:gradient draw:name="DegVert30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3" draw:display-name="Transparency 3" draw:style="radial" draw:cx="50%" draw:cy="50%" draw:start="50%" draw:end="100%" draw:border="0%">
      <loext:opacity-stop svg:offset="0" svg:stop-opacity="0.5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2-07T22:01:05.511428355</dc:date>
    <dc:creator>Marc</dc:creator>
    <meta:editing-duration>PT1H53M55S</meta:editing-duration>
    <meta:editing-cycles>19</meta:editing-cycles>
    <meta:generator>LibreOffice/24.2.7.2$Linux_X86_64 LibreOffice_project/420$Build-2</meta:generator>
    <meta:document-statistic meta:object-count="2"/>
  </office:meta>
</office:document-meta>
</file>